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7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6.30000019073486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</table:table-row>
        <table:table-row table:style-name="ro2">
          <table:table-cell office:value-type="string">
            <text:p>Desktop</text:p>
          </table:table-cell>
          <table:table-cell office:value-type="string">
            <text:p>firefox</text:p>
          </table:table-cell>
          <table:table-cell office:value-type="string">
            <text:p>Steps</text:p>
          </table:table-cell>
          <table:table-cell table:style-name="ce2" office:value-type="string">
            <text:p>StepsTestCase.ods</text:p>
          </table:table-cell>
          <table:table-cell office:value-type="string">
            <text:p>Testste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bile</text:p>
          </table:table-cell>
          <table:table-cell office:value-type="string">
            <text:p>android</text:p>
          </table:table-cell>
          <table:table-cell office:value-type="string">
            <text:p>Steps</text:p>
          </table:table-cell>
          <table:table-cell office:value-type="string">
            <text:p><text:span text:style-name="T1">StepsTestCase</text:span><text:span text:style-name="T2">.ods</text:span>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AndroidAppium</text:p>
          </table:table-cell>
          <table:table-cell office:value-type="string">
            <text:p>APPAND</text:p>
          </table:table-cell>
          <table:table-cell office:value-type="string">
            <text:p>Steps</text:p>
          </table:table-cell>
          <table:table-cell office:value-type="string">
            <text:p><text:span text:style-name="T1">StepsTestCase.ods</text:span>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26/06/2014</text:date>, <text:time>10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6-26T10:20:11</dc:date>
    <dc:creator>KALYAN VARANASI</dc:creator>
    <meta:editing-duration>PT9H52M26S</meta:editing-duration>
    <meta:editing-cycles>128</meta:editing-cycles>
    <meta:generator>OpenOffice/4.1.0$Unix OpenOffice.org_project/410m18$Build-9764</meta:generator>
    <meta:document-statistic meta:table-count="3" meta:cell-count="24" meta:object-count="0"/>
  </office:meta>
</office:document-meta>
</file>